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51cm" svg:stroke-color="#cccccc" draw:marker-start-width="0.355cm" draw:marker-end-width="0.355cm" draw:fill-color="#ffffff" draw:textarea-horizontal-align="justify" draw:textarea-vertical-align="middle" draw:auto-grow-height="false" fo:min-height="3.826cm" fo:min-width="5.354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355cm" draw:marker-end-width="0.355cm" draw:fill-color="#cfe7f5" draw:textarea-horizontal-align="justify" draw:textarea-vertical-align="middle" draw:auto-grow-height="false" fo:min-height="0.846cm" fo:min-width="3.136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1.02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0.979cm"/>
    </style:style>
    <style:style style:name="gr5" style:family="graphic" style:parent-style-name="objectwithoutfill">
      <style:graphic-properties svg:stroke-width="0.051cm" svg:stroke-color="#3465a4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draw:marker-start-width="0.355cm" draw:marker-end-width="0.355cm" draw:fill-color="#cfe7f5" draw:textarea-horizontal-align="justify" draw:textarea-vertical-align="middle" draw:auto-grow-height="false" fo:min-height="0.846cm" fo:min-width="1.993cm" fo:padding-top="0.15cm" fo:padding-bottom="0.15cm" fo:padding-left="0.275cm" fo:padding-right="0.275cm"/>
    </style:style>
    <style:style style:name="gr7" style:family="graphic" style:parent-style-name="standard">
      <style:graphic-properties draw:stroke="dash" draw:stroke-dash="Fine_20_Dashed" svg:stroke-width="0.051cm" svg:stroke-color="#cccccc" draw:marker-start-width="0.355cm" draw:marker-end-width="0.355cm" draw:fill-color="#ffffff" draw:textarea-horizontal-align="justify" draw:textarea-vertical-align="middle" draw:auto-grow-height="false" fo:min-height="3.598cm" fo:min-width="5.507cm" fo:padding-top="0.15cm" fo:padding-bottom="0.15cm" fo:padding-left="0.275cm" fo:padding-right="0.275cm"/>
    </style:style>
    <style:style style:name="gr8" style:family="graphic" style:parent-style-name="standard">
      <style:graphic-properties svg:stroke-width="0.051cm" draw:marker-start-width="0.355cm" draw:marker-end-width="0.355cm" draw:fill-color="#cfe7f5" draw:textarea-horizontal-align="justify" draw:textarea-vertical-align="middle" draw:auto-grow-height="false" fo:min-height="0.846cm" fo:min-width="1.866cm" fo:padding-top="0.15cm" fo:padding-bottom="0.15cm" fo:padding-left="0.275cm" fo:padding-right="0.275cm"/>
    </style:style>
    <style:style style:name="gr9" style:family="graphic" style:parent-style-name="standard">
      <style:graphic-properties svg:stroke-width="0.051cm" draw:marker-start-width="0.355cm" draw:marker-end-width="0.355cm" draw:fill-color="#cfe7f5" draw:textarea-horizontal-align="justify" draw:textarea-vertical-align="middle" draw:auto-grow-height="false" fo:min-height="0.846cm" fo:min-width="2.247cm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draw:marker-start-width="0.355cm" draw:marker-end-width="0.355cm" draw:fill-color="#cfe7f5" draw:textarea-horizontal-align="justify" draw:textarea-vertical-align="middle" draw:auto-grow-height="false" fo:min-height="0.846cm" fo:min-width="2.501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fo:min-height="0.475cm"/>
    </style:style>
    <style:style style:name="gr12" style:family="graphic" style:parent-style-name="standard">
      <style:graphic-properties draw:stroke="dash" draw:stroke-dash="Fine_20_Dashed" svg:stroke-width="0.051cm" svg:stroke-color="#cccccc" draw:marker-start-width="0.355cm" draw:marker-end-width="0.355cm" draw:fill-color="#ffffff" draw:textarea-horizontal-align="justify" draw:textarea-vertical-align="middle" draw:auto-grow-height="false" fo:min-height="3.826cm" fo:min-width="6.624cm" fo:padding-top="0.15cm" fo:padding-bottom="0.15cm" fo:padding-left="0.275cm" fo:padding-right="0.275cm"/>
    </style:style>
    <style:style style:name="gr13" style:family="graphic" style:parent-style-name="standard">
      <style:graphic-properties draw:stroke="dash" draw:stroke-dash="Fine_20_Dashed" svg:stroke-width="0.051cm" svg:stroke-color="#cccccc" draw:marker-start-width="0.355cm" draw:marker-end-width="0.355cm" draw:fill-color="#ffffff" draw:textarea-horizontal-align="justify" draw:textarea-vertical-align="middle" draw:auto-grow-height="false" fo:min-height="3.826cm" fo:min-width="11.704cm" fo:padding-top="0.15cm" fo:padding-bottom="0.15cm" fo:padding-left="0.275cm" fo:padding-right="0.275cm"/>
    </style:style>
    <style:style style:name="gr14" style:family="graphic" style:parent-style-name="standard">
      <style:graphic-properties svg:stroke-width="0.051cm" draw:marker-start-width="0.355cm" draw:marker-end-width="0.355cm" draw:fill-color="#cfe7f5" draw:textarea-horizontal-align="justify" draw:textarea-vertical-align="middle" draw:auto-grow-height="false" fo:min-height="0.846cm" fo:min-width="2.12cm" fo:padding-top="0.15cm" fo:padding-bottom="0.15cm" fo:padding-left="0.275cm" fo:padding-right="0.27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cfe7f5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5" style:family="paragraph">
      <loext:graphic-properties draw:fill="none" draw:fill-color="#ffffff"/>
      <style:paragraph-properties fo:text-align="center"/>
      <style:text-properties fo:color="#808080" fo:font-size="12pt" fo:font-style="italic" style:font-size-asian="12pt" style:font-style-asian="italic" style:font-size-complex="12pt" style:font-style-complex="italic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color="#999999"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color="#808080" fo:font-size="12pt" fo:font-style="italic" style:font-size-asian="12pt" style:font-style-asian="italic" style:font-size-complex="12pt" style:font-style-complex="italic"/>
    </style:style>
    <style:style style:name="T4" style:family="text">
      <style:text-properties fo:color="#999999"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6.35cm" svg:height="4.572cm" svg:x="7.35cm" svg:y="15.4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81cm" svg:height="1.27cm" svg:x="1.762cm" svg:y="14.2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xml:id="id5" draw:id="id5" draw:layer="layout" svg:width="3.81cm" svg:height="1.27cm" svg:x="1.762cm" svg:y="14.229cm">
          <draw:text-box>
            <text:p text:style-name="P3"><text:span text:style-name="T1">Import (tarball)</text:span></text:p>
            <text:p text:style-name="P3"><text:span text:style-name="T2">SDK Sysroot Tarball</text:span></text:p>
          </draw:text-box>
        </draw:frame>
        <draw:frame draw:style-name="gr4" draw:text-style-name="P5" draw:layer="layout" svg:width="16.51cm" svg:height="1.229cm" svg:x="2.27cm" svg:y="9.149cm">
          <draw:text-box>
            <text:p text:style-name="P3"><text:span text:style-name="T3">Build some things on top of a sysroot tarball and deploy some rpms</text:span></text:p>
          </draw:text-box>
        </draw:frame>
        <draw:custom-shape draw:style-name="gr2" draw:text-style-name="P2" draw:layer="layout" svg:width="3.81cm" svg:height="1.27cm" svg:x="8.62cm" svg:y="16.1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" draw:id="id1" draw:layer="layout" svg:width="6.35cm" svg:height="4.572cm" svg:x="7.35cm" svg:y="10.4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3.81cm" svg:height="1.27cm" svg:x="8.62cm" svg:y="16.134cm">
          <draw:text-box>
            <text:p text:style-name="P3"><text:span text:style-name="T1">Build Element</text:span></text:p>
            <text:p text:style-name="P3"><text:span text:style-name="T2">Kernel + Forward Ported Vendor Patches</text:span></text:p>
          </draw:text-box>
        </draw:frame>
        <draw:custom-shape draw:style-name="gr2" draw:text-style-name="P2" xml:id="id4" draw:id="id4" draw:layer="layout" svg:width="3.81cm" svg:height="1.27cm" svg:x="16.24cm" svg:y="14.2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xml:id="id2" draw:id="id2" draw:layer="layout" svg:width="3.81cm" svg:height="1.27cm" svg:x="16.24cm" svg:y="14.229cm">
          <draw:text-box>
            <text:p text:style-name="P3"><text:span text:style-name="T1">Export (custom)</text:span></text:p>
            <text:p text:style-name="P3"><text:span text:style-name="T2">Deploy RPMs</text:span></text:p>
          </draw:text-box>
        </draw:frame>
        <draw:connector draw:style-name="gr5" draw:text-style-name="P6" draw:layer="layout" draw:type="curve" svg:x1="13.7cm" svg:y1="12.705cm" svg:x2="16.24cm" svg:y2="14.864cm" draw:start-shape="id1" draw:end-shape="id2" draw:end-glue-point="3" svg:d="M13700 12705c1926 0 656 2159 2540 2159" svg:viewBox="0 0 2541 2160">
          <text:p/>
        </draw:connector>
        <draw:connector draw:style-name="gr5" draw:text-style-name="P6" draw:layer="layout" draw:type="curve" svg:x1="13.7cm" svg:y1="17.785cm" svg:x2="16.24cm" svg:y2="14.864cm" draw:start-shape="id3" draw:start-glue-point="1" draw:end-shape="id4" svg:d="M13700 17785c1906 0 637-2921 2540-2921" svg:viewBox="0 0 2541 2922">
          <text:p/>
        </draw:connector>
        <draw:custom-shape draw:style-name="gr2" draw:text-style-name="P2" draw:layer="layout" svg:width="3.81cm" svg:height="1.27cm" svg:x="8.62cm" svg:y="18.0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3.81cm" svg:height="1.27cm" svg:x="8.62cm" svg:y="18.039cm">
          <draw:text-box>
            <text:p text:style-name="P3"><text:span text:style-name="T1">Build Element</text:span></text:p>
            <text:p text:style-name="P3"><text:span text:style-name="T2">Some kernel module</text:span></text:p>
          </draw:text-box>
        </draw:frame>
        <draw:custom-shape draw:style-name="gr2" draw:text-style-name="P2" draw:layer="layout" svg:width="3.81cm" svg:height="1.27cm" svg:x="8.62cm" svg:y="11.0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3.81cm" svg:height="1.27cm" svg:x="8.62cm" svg:y="11.054cm">
          <draw:text-box>
            <text:p text:style-name="P3"><text:span text:style-name="T1">Build Element</text:span></text:p>
            <text:p text:style-name="P3"><text:span text:style-name="T2">Upstream Mesa</text:span></text:p>
          </draw:text-box>
        </draw:frame>
        <draw:custom-shape draw:style-name="gr2" draw:text-style-name="P2" draw:layer="layout" svg:width="3.81cm" svg:height="1.27cm" svg:x="8.62cm" svg:y="12.9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3.81cm" svg:height="1.27cm" svg:x="8.62cm" svg:y="12.959cm">
          <draw:text-box>
            <text:p text:style-name="P3"><text:span text:style-name="T1">Build Element</text:span></text:p>
            <text:p text:style-name="P3"><text:span text:style-name="T2">Wayland</text:span></text:p>
          </draw:text-box>
        </draw:frame>
        <draw:connector draw:style-name="gr5" draw:text-style-name="P6" draw:layer="layout" draw:type="curve" svg:x1="5.572cm" svg:y1="14.864cm" svg:x2="7.35cm" svg:y2="12.705cm" draw:start-shape="id5" draw:start-glue-point="1" draw:end-shape="id1" svg:d="M5572 14864c1314 0 425-2159 1778-2159" svg:viewBox="0 0 1779 2160">
          <text:p/>
        </draw:connector>
        <draw:connector draw:style-name="gr5" draw:text-style-name="P6" draw:layer="layout" draw:type="curve" svg:x1="5.572cm" svg:y1="14.864cm" svg:x2="7.35cm" svg:y2="17.785cm" draw:start-shape="id5" draw:end-shape="id3" svg:d="M5572 14864c1314 0 425 2921 1778 2921" svg:viewBox="0 0 1779 2922">
          <text:p/>
        </draw:connector>
        <draw:custom-shape draw:style-name="gr6" draw:text-style-name="P2" draw:layer="layout" svg:width="2.667cm" svg:height="1.27cm" svg:x="1.635cm" svg:y="23.4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xml:id="id8" draw:id="id8" draw:layer="layout" svg:width="2.667cm" svg:height="1.27cm" svg:x="1.635cm" svg:y="23.466cm">
          <draw:text-box>
            <text:p text:style-name="P3"><text:span text:style-name="T1">Import (ostree)</text:span></text:p>
            <text:p text:style-name="P3"><text:span text:style-name="T2">Yocto built base SDK</text:span></text:p>
          </draw:text-box>
        </draw:frame>
        <draw:frame draw:style-name="gr4" draw:text-style-name="P5" draw:layer="layout" svg:width="16.51cm" svg:height="1.229cm" svg:x="2.27cm" svg:y="20.579cm">
          <draw:text-box>
            <text:p text:style-name="P3"><text:span text:style-name="T3">Build Flatpak SDK or Runtime on top of another Flatpak SDK</text:span></text:p>
          </draw:text-box>
        </draw:frame>
        <draw:custom-shape draw:style-name="gr7" draw:text-style-name="P1" xml:id="id6" draw:id="id6" draw:layer="layout" svg:width="6.477cm" svg:height="4.318cm" svg:x="5.064cm" svg:y="21.9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9" draw:id="id9" draw:layer="layout" svg:width="2.667cm" svg:height="1.27cm" svg:x="13.192cm" svg:y="24.6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2.667cm" svg:height="1.27cm" svg:x="13.192cm" svg:y="24.622cm">
          <draw:text-box>
            <text:p text:style-name="P3"><text:span text:style-name="T1">Export (ostree)</text:span></text:p>
            <text:p text:style-name="P3"><text:span text:style-name="T2">Deploy Flatpak SDK</text:span></text:p>
          </draw:text-box>
        </draw:frame>
        <draw:connector draw:style-name="gr5" draw:text-style-name="P6" draw:layer="layout" draw:type="curve" svg:x1="11.541cm" svg:y1="24.114cm" svg:x2="13.065cm" svg:y2="22.971cm" draw:start-shape="id6" draw:start-glue-point="1" draw:end-shape="id7" draw:end-glue-point="3" svg:d="M11541 24114c1162 0 401-1143 1524-1143" svg:viewBox="0 0 1525 1144">
          <text:p/>
        </draw:connector>
        <draw:custom-shape draw:style-name="gr8" draw:text-style-name="P2" draw:layer="layout" svg:width="2.54cm" svg:height="1.27cm" svg:x="5.445cm" svg:y="22.4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xml:id="id10" draw:id="id10" draw:layer="layout" svg:width="2.54cm" svg:height="1.27cm" svg:x="5.445cm" svg:y="22.463cm">
          <draw:text-box>
            <text:p text:style-name="P3"><text:span text:style-name="T1">Build Element</text:span></text:p>
            <text:p text:style-name="P3"><text:span text:style-name="T2">orc</text:span></text:p>
          </draw:text-box>
        </draw:frame>
        <draw:connector draw:style-name="gr5" draw:text-style-name="P6" draw:layer="layout" draw:type="curve" svg:x1="4.302cm" svg:y1="24.101cm" svg:x2="5.064cm" svg:y2="24.114cm" draw:start-shape="id8" draw:start-glue-point="1" draw:end-shape="id6" draw:end-glue-point="3" svg:d="M4302 24101c552 0 171 13 762 13" svg:viewBox="0 0 763 14">
          <text:p/>
        </draw:connector>
        <draw:connector draw:style-name="gr5" draw:text-style-name="P6" draw:layer="layout" draw:type="curve" svg:x1="14.525cm" svg:y1="23.606cm" svg:x2="14.525cm" svg:y2="24.622cm" draw:start-shape="id7" draw:start-glue-point="2" draw:end-shape="id9" svg:d="M14525 23606v1016" svg:viewBox="0 0 1 1017">
          <text:p/>
        </draw:connector>
        <draw:custom-shape draw:style-name="gr8" draw:text-style-name="P2" xml:id="id11" draw:id="id11" draw:layer="layout" svg:width="2.54cm" svg:height="1.27cm" svg:x="8.62cm" svg:y="22.4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2.54cm" svg:height="1.27cm" svg:x="8.62cm" svg:y="22.463cm">
          <draw:text-box>
            <text:p text:style-name="P3"><text:span text:style-name="T1">Build Element</text:span></text:p>
            <text:p text:style-name="P3"><text:span text:style-name="T2">gstreamer</text:span></text:p>
          </draw:text-box>
        </draw:frame>
        <draw:connector draw:style-name="gr5" draw:text-style-name="P6" draw:layer="layout" draw:type="curve" svg:x1="7.985cm" svg:y1="23.098cm" svg:x2="8.62cm" svg:y2="23.098cm" draw:start-shape="id10" draw:start-glue-point="1" draw:end-shape="id11" svg:d="M7985 23098h635" svg:viewBox="0 0 636 1">
          <text:p/>
        </draw:connector>
        <draw:custom-shape draw:style-name="gr8" draw:text-style-name="P2" draw:layer="layout" svg:width="2.54cm" svg:height="1.27cm" svg:x="5.445cm" svg:y="24.3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xml:id="id12" draw:id="id12" draw:layer="layout" svg:width="2.54cm" svg:height="1.27cm" svg:x="5.445cm" svg:y="24.368cm">
          <draw:text-box>
            <text:p text:style-name="P3"><text:span text:style-name="T1">Build Element</text:span></text:p>
            <text:p text:style-name="P3"><text:span text:style-name="T2">wayland</text:span></text:p>
          </draw:text-box>
        </draw:frame>
        <draw:custom-shape draw:style-name="gr8" draw:text-style-name="P2" draw:layer="layout" svg:width="2.54cm" svg:height="1.27cm" svg:x="8.62cm" svg:y="24.3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xml:id="id13" draw:id="id13" draw:layer="layout" svg:width="2.54cm" svg:height="1.27cm" svg:x="8.62cm" svg:y="24.368cm">
          <draw:text-box>
            <text:p text:style-name="P3"><text:span text:style-name="T1">Build Element</text:span></text:p>
            <text:p text:style-name="P3"><text:span text:style-name="T2">SDL2</text:span></text:p>
          </draw:text-box>
        </draw:frame>
        <draw:connector draw:style-name="gr5" draw:text-style-name="P6" draw:layer="layout" draw:type="curve" svg:x1="7.985cm" svg:y1="25.003cm" svg:x2="8.62cm" svg:y2="25.003cm" draw:start-shape="id12" draw:start-glue-point="1" draw:end-shape="id13" draw:end-glue-point="3" svg:d="M7985 25003h635" svg:viewBox="0 0 636 1">
          <text:p/>
        </draw:connector>
        <draw:custom-shape draw:style-name="gr9" draw:text-style-name="P2" draw:layer="layout" svg:width="2.921cm" svg:height="1.27cm" svg:x="13.065cm" svg:y="22.3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xml:id="id7" draw:id="id7" draw:layer="layout" svg:width="2.921cm" svg:height="1.27cm" svg:x="13.065cm" svg:y="22.336cm">
          <draw:text-box>
            <text:p text:style-name="P3"><text:span text:style-name="T1">Transform (s-i)</text:span></text:p>
            <text:p text:style-name="P3"><text:span text:style-name="T2">System Integration Commands</text:span></text:p>
          </draw:text-box>
        </draw:frame>
        <draw:custom-shape draw:style-name="gr6" draw:text-style-name="P2" xml:id="id15" draw:id="id15" draw:layer="layout" svg:width="2.667cm" svg:height="1.27cm" svg:x="17.129cm" svg:y="24.6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2.667cm" svg:height="1.27cm" svg:x="17.129cm" svg:y="24.622cm">
          <draw:text-box>
            <text:p text:style-name="P3"><text:span text:style-name="T1">Export (ostree)</text:span></text:p>
            <text:p text:style-name="P3"><text:span text:style-name="T2">Deploy Flatpak Runtime only</text:span></text:p>
          </draw:text-box>
        </draw:frame>
        <draw:custom-shape draw:style-name="gr10" draw:text-style-name="P2" draw:layer="layout" svg:width="3.175cm" svg:height="1.27cm" svg:x="16.875cm" svg:y="22.3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xml:id="id14" draw:id="id14" draw:layer="layout" svg:width="3.175cm" svg:height="1.27cm" svg:x="16.875cm" svg:y="22.336cm">
          <draw:text-box>
            <text:p text:style-name="P3"><text:span text:style-name="T1">Filter</text:span></text:p>
            <text:p text:style-name="P3"><text:span text:style-name="T2">Filter out non runtime related files</text:span></text:p>
          </draw:text-box>
        </draw:frame>
        <draw:connector draw:style-name="gr5" draw:text-style-name="P6" draw:layer="layout" draw:type="curve" svg:x1="15.986cm" svg:y1="22.971cm" svg:x2="16.875cm" svg:y2="22.971cm" draw:start-shape="id7" draw:start-glue-point="1" draw:end-shape="id14" draw:end-glue-point="3" svg:d="M15986 22971h889" svg:viewBox="0 0 890 1">
          <text:p/>
        </draw:connector>
        <draw:connector draw:style-name="gr5" draw:text-style-name="P6" draw:layer="layout" draw:type="curve" svg:x1="18.462cm" svg:y1="23.606cm" svg:x2="18.462cm" svg:y2="24.622cm" draw:start-shape="id14" draw:start-glue-point="2" draw:end-shape="id15" draw:end-glue-point="0" svg:d="M18462 23606v1016" svg:viewBox="0 0 1 1017">
          <text:p/>
        </draw:connector>
        <draw:frame draw:style-name="gr11" draw:text-style-name="P7" draw:layer="layout" svg:width="4.699cm" svg:height="0.725cm" svg:x="8.239cm" svg:y="10.398cm">
          <draw:text-box>
            <text:p text:style-name="P3"><text:span text:style-name="T4">Graphics Stack</text:span></text:p>
          </draw:text-box>
        </draw:frame>
        <draw:frame draw:style-name="gr11" draw:text-style-name="P7" draw:layer="layout" svg:width="4.699cm" svg:height="0.725cm" svg:x="8.239cm" svg:y="15.415cm">
          <draw:text-box>
            <text:p text:style-name="P3"><text:span text:style-name="T4">BSP Stack</text:span></text:p>
          </draw:text-box>
        </draw:frame>
      </draw:page>
      <draw:page draw:name="page2" draw:style-name="dp1" draw:master-page-name="Default">
        <draw:frame draw:style-name="gr4" draw:text-style-name="P5" draw:layer="layout" svg:width="16.51cm" svg:height="1.229cm" svg:x="1.962cm" svg:y="1.025cm">
          <draw:text-box>
            <text:p text:style-name="P3"><text:span text:style-name="T3">Build a minimal bootable base linux system</text:span></text:p>
          </draw:text-box>
        </draw:frame>
        <draw:custom-shape draw:style-name="gr12" draw:text-style-name="P1" xml:id="id16" draw:id="id16" draw:layer="layout" svg:width="7.62cm" svg:height="4.572cm" svg:x="2.27cm" svg:y="8.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xml:id="id19" draw:id="id19" draw:layer="layout" svg:width="2.54cm" svg:height="1.27cm" svg:x="3.032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xml:id="id17" draw:id="id17" draw:layer="layout" svg:width="2.54cm" svg:height="1.27cm" svg:x="3.032cm" svg:y="10.144cm">
          <draw:text-box>
            <text:p text:style-name="P3"><text:span text:style-name="T1">coreutils</text:span></text:p>
          </draw:text-box>
        </draw:frame>
        <draw:custom-shape draw:style-name="gr2" draw:text-style-name="P2" draw:layer="layout" svg:width="3.81cm" svg:height="1.27cm" svg:x="8.62cm" svg:y="13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curve" svg:x1="6.08cm" svg:y1="13.192cm" svg:x2="8.62cm" svg:y2="14.335cm" draw:start-shape="id16" svg:d="M6080 13192c0 1252 2540 681 2540 1143" svg:viewBox="0 0 2541 1144">
          <text:p/>
        </draw:connector>
        <draw:custom-shape draw:style-name="gr8" draw:text-style-name="P2" xml:id="id18" draw:id="id18" draw:layer="layout" svg:width="2.54cm" svg:height="1.27cm" svg:x="6.842cm" svg:y="9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2.54cm" svg:height="1.27cm" svg:x="6.842cm" svg:y="9.255cm">
          <draw:text-box>
            <text:p text:style-name="P3"><text:span text:style-name="T1">sed</text:span></text:p>
          </draw:text-box>
        </draw:frame>
        <draw:connector draw:style-name="gr5" draw:text-style-name="P6" draw:layer="layout" draw:type="curve" svg:x1="5.572cm" svg:y1="10.779cm" svg:x2="6.842cm" svg:y2="9.89cm" draw:start-shape="id17" draw:start-glue-point="1" draw:end-shape="id18" svg:d="M5572 10779c933 0 298-889 1270-889" svg:viewBox="0 0 1271 890">
          <text:p/>
        </draw:connector>
        <draw:custom-shape draw:style-name="gr8" draw:text-style-name="P2" draw:layer="layout" svg:width="2.54cm" svg:height="1.27cm" svg:x="6.842cm" svg:y="11.1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xml:id="id20" draw:id="id20" draw:layer="layout" svg:width="2.54cm" svg:height="1.27cm" svg:x="6.842cm" svg:y="11.195cm">
          <draw:text-box>
            <text:p text:style-name="P3"><text:span text:style-name="T1">diff</text:span></text:p>
          </draw:text-box>
        </draw:frame>
        <draw:connector draw:style-name="gr5" draw:text-style-name="P6" draw:layer="layout" draw:type="curve" svg:x1="5.572cm" svg:y1="10.779cm" svg:x2="6.842cm" svg:y2="11.83cm" draw:start-shape="id19" draw:end-shape="id20" draw:end-glue-point="3" svg:d="M5572 10779c973 0 339 1051 1270 1051" svg:viewBox="0 0 1271 1052">
          <text:p/>
        </draw:connector>
        <draw:custom-shape draw:style-name="gr13" draw:text-style-name="P1" xml:id="id30" draw:id="id30" draw:layer="layout" svg:width="12.7cm" svg:height="4.572cm" svg:x="4.175cm" svg:y="2.2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2.794cm" svg:height="1.27cm" svg:x="1.246cm" svg:y="2.0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xml:id="id21" draw:id="id21" draw:layer="layout" svg:width="2.54cm" svg:height="1.27cm" svg:x="5.445cm" svg:y="2.905cm">
          <draw:text-box>
            <text:p text:style-name="P3"><text:span text:style-name="T1">Build Element</text:span></text:p>
            <text:p text:style-name="P3"><text:span text:style-name="T2">stage1-binutils</text:span></text:p>
          </draw:text-box>
        </draw:frame>
        <draw:custom-shape draw:style-name="gr8" draw:text-style-name="P2" xml:id="id22" draw:id="id22" draw:layer="layout" svg:width="2.54cm" svg:height="1.27cm" svg:x="9.255cm" svg:y="2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xml:id="id23" draw:id="id23" draw:layer="layout" svg:width="2.54cm" svg:height="1.27cm" svg:x="9.255cm" svg:y="2.905cm">
          <draw:text-box>
            <text:p text:style-name="P3"><text:span text:style-name="T1">stage1-gcc</text:span></text:p>
          </draw:text-box>
        </draw:frame>
        <draw:connector draw:style-name="gr5" draw:text-style-name="P6" draw:layer="layout" draw:type="curve" svg:x1="7.985cm" svg:y1="3.54cm" svg:x2="9.255cm" svg:y2="3.54cm" draw:start-shape="id21" draw:start-glue-point="1" draw:end-shape="id22" svg:d="M7985 3540h1270" svg:viewBox="0 0 1271 1">
          <text:p/>
        </draw:connector>
        <draw:custom-shape draw:style-name="gr8" draw:text-style-name="P2" draw:layer="layout" svg:width="2.54cm" svg:height="1.27cm" svg:x="13.065cm" svg:y="2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xml:id="id24" draw:id="id24" draw:layer="layout" svg:width="2.54cm" svg:height="1.27cm" svg:x="13.065cm" svg:y="2.905cm">
          <draw:text-box>
            <text:p text:style-name="P3"><text:span text:style-name="T1">stage2-glibc</text:span></text:p>
          </draw:text-box>
        </draw:frame>
        <draw:connector draw:style-name="gr5" draw:text-style-name="P6" draw:layer="layout" draw:type="curve" svg:x1="11.795cm" svg:y1="3.54cm" svg:x2="13.065cm" svg:y2="3.54cm" draw:start-shape="id23" draw:end-shape="id24" svg:d="M11795 3540h1270" svg:viewBox="0 0 1271 1">
          <text:p/>
        </draw:connector>
        <draw:custom-shape draw:style-name="gr8" draw:text-style-name="P2" draw:layer="layout" svg:width="2.54cm" svg:height="1.27cm" svg:x="13.065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xml:id="id25" draw:id="id25" draw:layer="layout" svg:width="2.54cm" svg:height="1.27cm" svg:x="13.065cm" svg:y="4.81cm">
          <draw:text-box>
            <text:p text:style-name="P3"><text:span text:style-name="T1">Build Elements</text:span></text:p>
            <text:p text:style-name="P3"><text:span text:style-name="T2">...</text:span></text:p>
          </draw:text-box>
        </draw:frame>
        <draw:custom-shape draw:style-name="gr8" draw:text-style-name="P2" draw:layer="layout" svg:width="2.54cm" svg:height="1.27cm" svg:x="9.255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xml:id="id26" draw:id="id26" draw:layer="layout" svg:width="2.54cm" svg:height="1.27cm" svg:x="9.255cm" svg:y="4.81cm">
          <draw:text-box>
            <text:p text:style-name="P3"><text:span text:style-name="T1">make</text:span></text:p>
            <text:p text:style-name="P3"><text:span text:style-name="T2"/></text:p>
          </draw:text-box>
        </draw:frame>
        <draw:custom-shape draw:style-name="gr8" draw:text-style-name="P2" draw:layer="layout" svg:width="2.54cm" svg:height="1.27cm" svg:x="5.445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xml:id="id27" draw:id="id27" draw:layer="layout" svg:width="2.54cm" svg:height="1.27cm" svg:x="5.445cm" svg:y="4.81cm">
          <draw:text-box>
            <text:p text:style-name="P3"><text:span text:style-name="T1">gcc</text:span></text:p>
          </draw:text-box>
        </draw:frame>
        <draw:connector draw:style-name="gr5" draw:text-style-name="P6" draw:layer="layout" draw:type="curve" svg:x1="14.335cm" svg:y1="4.175cm" svg:x2="14.335cm" svg:y2="4.81cm" draw:start-shape="id24" draw:start-glue-point="2" draw:end-shape="id25" draw:end-glue-point="0" svg:d="M14335 4175v635" svg:viewBox="0 0 1 636">
          <text:p/>
        </draw:connector>
        <draw:connector draw:style-name="gr5" draw:text-style-name="P6" draw:layer="layout" draw:type="curve" svg:x1="13.065cm" svg:y1="5.445cm" svg:x2="11.795cm" svg:y2="5.445cm" draw:start-shape="id25" draw:start-glue-point="3" draw:end-shape="id26" draw:end-glue-point="1" svg:d="M13065 5445h-1270" svg:viewBox="0 0 1271 1">
          <text:p/>
        </draw:connector>
        <draw:connector draw:style-name="gr5" draw:text-style-name="P6" draw:layer="layout" draw:type="curve" svg:x1="9.255cm" svg:y1="5.445cm" svg:x2="7.985cm" svg:y2="5.445cm" draw:start-shape="id26" draw:start-glue-point="3" draw:end-shape="id27" draw:end-glue-point="1" svg:d="M9255 5445h-1270" svg:viewBox="0 0 1271 1">
          <text:p/>
        </draw:connector>
        <draw:custom-shape draw:style-name="gr12" draw:text-style-name="P1" xml:id="id31" draw:id="id31" draw:layer="layout" svg:width="7.62cm" svg:height="4.572cm" svg:x="11.16cm" svg:y="8.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2.54cm" svg:height="1.27cm" svg:x="11.922cm" svg:y="9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xml:id="id28" draw:id="id28" draw:layer="layout" svg:width="2.54cm" svg:height="1.27cm" svg:x="11.922cm" svg:y="9.255cm">
          <draw:text-box>
            <text:p text:style-name="P3"><text:span text:style-name="T1">nasm</text:span></text:p>
          </draw:text-box>
        </draw:frame>
        <draw:custom-shape draw:style-name="gr8" draw:text-style-name="P2" xml:id="id29" draw:id="id29" draw:layer="layout" svg:width="2.54cm" svg:height="1.27cm" svg:x="15.732cm" svg:y="9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2.54cm" svg:height="1.27cm" svg:x="15.732cm" svg:y="9.255cm">
          <draw:text-box>
            <text:p text:style-name="P3"><text:span text:style-name="T1">syslinux</text:span></text:p>
          </draw:text-box>
        </draw:frame>
        <draw:connector draw:style-name="gr5" draw:text-style-name="P6" draw:layer="layout" draw:type="curve" svg:x1="14.462cm" svg:y1="9.89cm" svg:x2="15.732cm" svg:y2="9.89cm" draw:start-shape="id28" draw:start-glue-point="1" draw:end-shape="id29" svg:d="M14462 9890h1270" svg:viewBox="0 0 1271 1">
          <text:p/>
        </draw:connector>
        <draw:custom-shape draw:style-name="gr8" draw:text-style-name="P2" draw:layer="layout" svg:width="2.54cm" svg:height="1.27cm" svg:x="15.732cm" svg:y="11.1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2.54cm" svg:height="1.27cm" svg:x="15.732cm" svg:y="11.195cm">
          <draw:text-box>
            <text:p text:style-name="P3"><text:span text:style-name="T1">linux</text:span></text:p>
            <text:p text:style-name="P3"><text:span text:style-name="T2"/></text:p>
          </draw:text-box>
        </draw:frame>
        <draw:connector draw:style-name="gr5" draw:text-style-name="P6" draw:layer="layout" draw:type="curve" svg:x1="10.525cm" svg:y1="6.842cm" svg:x2="6.08cm" svg:y2="8.62cm" draw:start-shape="id30" draw:end-shape="id16" svg:d="M10525 6842c0 1335-4445 446-4445 1778" svg:viewBox="0 0 4446 1779">
          <text:p/>
        </draw:connector>
        <draw:connector draw:style-name="gr5" draw:text-style-name="P6" draw:layer="layout" draw:type="curve" svg:x1="10.525cm" svg:y1="6.842cm" svg:x2="14.97cm" svg:y2="8.62cm" draw:start-shape="id30" draw:start-glue-point="2" draw:end-shape="id31" svg:d="M10525 6842c0 1335 4445 446 4445 1778" svg:viewBox="0 0 4446 1779">
          <text:p/>
        </draw:connector>
        <draw:connector draw:style-name="gr5" draw:text-style-name="P6" draw:layer="layout" draw:type="curve" svg:x1="14.97cm" svg:y1="13.192cm" svg:x2="12.43cm" svg:y2="14.335cm" draw:start-shape="id31" draw:start-glue-point="2" svg:d="M14970 13192c0 1252-2540 681-2540 1143" svg:viewBox="0 0 2541 1144">
          <text:p/>
        </draw:connector>
        <draw:frame draw:style-name="gr4" draw:text-style-name="P5" draw:layer="layout" svg:width="16.51cm" svg:height="1.229cm" svg:x="2.27cm" svg:y="17.551cm">
          <draw:text-box>
            <text:p text:style-name="P3"><text:span text:style-name="T3">Build an extended bootable linux system</text:span></text:p>
          </draw:text-box>
        </draw:frame>
        <draw:custom-shape draw:style-name="gr12" draw:text-style-name="P1" xml:id="id37" draw:id="id37" draw:layer="layout" svg:width="7.62cm" svg:height="4.572cm" svg:x="7.985cm" svg:y="18.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xml:id="id34" draw:id="id34" draw:layer="layout" svg:width="2.54cm" svg:height="1.27cm" svg:x="8.747cm" svg:y="20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xml:id="id32" draw:id="id32" draw:layer="layout" svg:width="2.54cm" svg:height="1.27cm" svg:x="8.747cm" svg:y="20.304cm">
          <draw:text-box>
            <text:p text:style-name="P3"><text:span text:style-name="T1">Build Element</text:span></text:p>
            <text:p text:style-name="P3"><text:span text:style-name="T2">libX11</text:span></text:p>
          </draw:text-box>
        </draw:frame>
        <draw:custom-shape draw:style-name="gr8" draw:text-style-name="P2" xml:id="id33" draw:id="id33" draw:layer="layout" svg:width="2.54cm" svg:height="1.27cm" svg:x="12.557cm" svg:y="19.4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2.54cm" svg:height="1.27cm" svg:x="12.557cm" svg:y="19.415cm">
          <draw:text-box>
            <text:p text:style-name="P3"><text:span text:style-name="T1">Build Element</text:span></text:p>
            <text:p text:style-name="P3"><text:span text:style-name="T2">X Server</text:span></text:p>
          </draw:text-box>
        </draw:frame>
        <draw:connector draw:style-name="gr5" draw:text-style-name="P6" draw:layer="layout" draw:type="curve" svg:x1="11.287cm" svg:y1="20.939cm" svg:x2="12.557cm" svg:y2="20.05cm" draw:start-shape="id32" draw:start-glue-point="1" draw:end-shape="id33" svg:d="M11287 20939c933 0 298-889 1270-889" svg:viewBox="0 0 1271 890">
          <text:p/>
        </draw:connector>
        <draw:custom-shape draw:style-name="gr8" draw:text-style-name="P2" draw:layer="layout" svg:width="2.54cm" svg:height="1.27cm" svg:x="12.557cm" svg:y="21.3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xml:id="id35" draw:id="id35" draw:layer="layout" svg:width="2.54cm" svg:height="1.27cm" svg:x="12.557cm" svg:y="21.355cm">
          <draw:text-box>
            <text:p text:style-name="P3"><text:span text:style-name="T1">Build Element</text:span></text:p>
            <text:p text:style-name="P3"><text:span text:style-name="T2">Other stuff...</text:span></text:p>
          </draw:text-box>
        </draw:frame>
        <draw:connector draw:style-name="gr5" draw:text-style-name="P6" draw:layer="layout" draw:type="curve" svg:x1="11.287cm" svg:y1="20.939cm" svg:x2="12.557cm" svg:y2="21.99cm" draw:start-shape="id34" draw:end-shape="id35" draw:end-glue-point="3" svg:d="M11287 20939c973 0 339 1051 1270 1051" svg:viewBox="0 0 1271 1052">
          <text:p/>
        </draw:connector>
        <draw:custom-shape draw:style-name="gr2" draw:text-style-name="P2" draw:layer="layout" svg:width="3.81cm" svg:height="1.27cm" svg:x="1.635cm" svg:y="20.4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xml:id="id36" draw:id="id36" draw:layer="layout" svg:width="3.81cm" svg:height="1.27cm" svg:x="1.635cm" svg:y="20.431cm">
          <draw:text-box>
            <text:p text:style-name="P3"><text:span text:style-name="T1">Pipeline</text:span></text:p>
            <text:p text:style-name="P3"><text:span text:style-name="T2">GNU/Linux Coreutils</text:span></text:p>
          </draw:text-box>
        </draw:frame>
        <draw:custom-shape draw:style-name="gr2" draw:text-style-name="P2" draw:layer="layout" svg:width="3.81cm" svg:height="1.27cm" svg:x="1.635cm" svg:y="25.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xml:id="id38" draw:id="id38" draw:layer="layout" svg:width="3.81cm" svg:height="1.27cm" svg:x="1.635cm" svg:y="25.13cm">
          <draw:text-box>
            <text:p text:style-name="P3"><text:span text:style-name="T1">Pipeline</text:span></text:p>
            <text:p text:style-name="P3"><text:span text:style-name="T2">GNU/Linux BSP</text:span></text:p>
          </draw:text-box>
        </draw:frame>
        <draw:connector draw:style-name="gr5" draw:text-style-name="P6" draw:layer="layout" draw:type="curve" svg:x1="5.445cm" svg:y1="21.066cm" svg:x2="7.985cm" svg:y2="21.066cm" draw:start-shape="id36" draw:start-glue-point="1" draw:end-shape="id37" draw:end-glue-point="3" svg:d="M5445 21066h2540" svg:viewBox="0 0 2541 1">
          <text:p/>
        </draw:connector>
        <draw:custom-shape draw:style-name="gr2" draw:text-style-name="P2" draw:layer="layout" svg:width="3.81cm" svg:height="1.27cm" svg:x="9.89cm" svg:y="25.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xml:id="id39" draw:id="id39" draw:layer="layout" svg:width="3.81cm" svg:height="1.27cm" svg:x="9.89cm" svg:y="25.13cm">
          <draw:text-box>
            <text:p text:style-name="P3"><text:span text:style-name="T1">Transform (s-i)</text:span></text:p>
            <text:p text:style-name="P3"><text:span text:style-name="T2">Run System Integration Commands</text:span></text:p>
          </draw:text-box>
        </draw:frame>
        <draw:connector draw:style-name="gr5" draw:text-style-name="P6" draw:layer="layout" draw:type="curve" svg:x1="5.445cm" svg:y1="25.765cm" svg:x2="9.89cm" svg:y2="25.765cm" draw:start-shape="id38" draw:start-glue-point="1" draw:end-shape="id39" draw:end-glue-point="3" svg:d="M5445 25765h4445" svg:viewBox="0 0 4446 1">
          <text:p/>
        </draw:connector>
        <draw:connector draw:style-name="gr5" draw:text-style-name="P6" draw:layer="layout" draw:type="curve" svg:x1="11.795cm" svg:y1="23.352cm" svg:x2="11.795cm" svg:y2="25.13cm" draw:start-shape="id37" draw:end-shape="id39" draw:end-glue-point="0" svg:d="M11795 23352v1778" svg:viewBox="0 0 1 1779">
          <text:p/>
        </draw:connector>
        <draw:custom-shape draw:style-name="gr2" draw:text-style-name="P2" xml:id="id40" draw:id="id40" draw:layer="controls" svg:width="3.81cm" svg:height="1.27cm" svg:x="16.24cm" svg:y="25.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controls" svg:width="3.81cm" svg:height="1.27cm" svg:x="16.24cm" svg:y="25.13cm">
          <draw:text-box>
            <text:p text:style-name="P3"><text:span text:style-name="T1">Export (image)</text:span></text:p>
            <text:p text:style-name="P3"><text:span text:style-name="T2">Deploy Bootable Image</text:span></text:p>
          </draw:text-box>
        </draw:frame>
        <draw:connector draw:style-name="gr5" draw:text-style-name="P6" draw:layer="controls" draw:type="curve" svg:x1="13.7cm" svg:y1="25.765cm" svg:x2="16.24cm" svg:y2="25.765cm" draw:start-shape="id39" draw:start-glue-point="1" draw:end-shape="id40" svg:d="M13700 25765h2540" svg:viewBox="0 0 2541 1">
          <text:p/>
        </draw:connector>
        <draw:frame draw:style-name="gr3" draw:text-style-name="P4" draw:layer="controls" svg:width="3.81cm" svg:height="1.27cm" svg:x="8.62cm" svg:y="13.905cm">
          <draw:text-box>
            <text:p text:style-name="P3"><text:span text:style-name="T1">x86image</text:span></text:p>
            <text:p text:style-name="P3"><text:span text:style-name="T2">Deploy Bootable Image</text:span></text:p>
          </draw:text-box>
        </draw:frame>
        <draw:frame draw:style-name="gr11" draw:text-style-name="P7" draw:layer="layout" svg:width="4.699cm" svg:height="0.725cm" svg:x="8.312cm" svg:y="2.27cm">
          <draw:text-box>
            <text:p text:style-name="P3"><text:span text:style-name="T4">Bootstrap Stack</text:span></text:p>
          </draw:text-box>
        </draw:frame>
        <draw:frame draw:style-name="gr11" draw:text-style-name="P7" draw:layer="layout" svg:width="4.699cm" svg:height="0.725cm" svg:x="3.794cm" svg:y="8.62cm">
          <draw:text-box>
            <text:p text:style-name="P3"><text:span text:style-name="T4">Core Stack</text:span></text:p>
          </draw:text-box>
        </draw:frame>
        <draw:frame draw:style-name="gr11" draw:text-style-name="P7" draw:layer="layout" svg:width="4.699cm" svg:height="0.725cm" svg:x="12.684cm" svg:y="8.63cm">
          <draw:text-box>
            <text:p text:style-name="P3"><text:span text:style-name="T4">BSP Stack</text:span></text:p>
          </draw:text-box>
        </draw:frame>
        <draw:frame draw:style-name="gr11" draw:text-style-name="P7" draw:layer="layout" svg:width="4.699cm" svg:height="0.725cm" svg:x="9.409cm" svg:y="18.79cm">
          <draw:text-box>
            <text:p text:style-name="P3"><text:span text:style-name="T4">Graphics Stack</text:span></text:p>
          </draw:text-box>
        </draw:frame>
        <draw:connector draw:style-name="gr5" draw:text-style-name="P6" draw:layer="layout" draw:type="curve" svg:x1="2.707cm" svg:y1="3.327cm" svg:x2="4.175cm" svg:y2="4.556cm" draw:end-shape="id30" svg:d="M2707 3327c706 0-27 1229 1468 1229" svg:viewBox="0 0 1469 1230">
          <text:p/>
        </draw:connector>
        <draw:custom-shape draw:style-name="gr8" draw:text-style-name="P2" draw:layer="layout" svg:width="2.54cm" svg:height="1.27cm" svg:x="5.445cm" svg:y="2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2.54cm" svg:height="1.27cm" svg:x="5.445cm" svg:y="2.905cm">
          <draw:text-box>
            <text:p text:style-name="P3"><text:span text:style-name="T1">stage1-binutils</text:span></text:p>
          </draw:text-box>
        </draw:frame>
        <draw:frame draw:style-name="gr3" draw:text-style-name="P4" draw:layer="layout" svg:width="2.795cm" svg:height="1.27cm" svg:x="1.245cm" svg:y="2.005cm">
          <draw:text-box>
            <text:p text:style-name="P3"><text:span text:style-name="T1">import (tarball)</text:span></text:p>
            <text:p text:style-name="P3"><text:span text:style-name="T2">Deterministic SD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6T17:00:10.265089740</meta:creation-date>
    <meta:editing-duration>P1DT12H6M25S</meta:editing-duration>
    <meta:editing-cycles>411</meta:editing-cycles>
    <meta:generator>LibreOffice/5.0.2.2$MacOSX_X86_64 LibreOffice_project/37b43f919e4de5eeaca9b9755ed688758a8251fe</meta:generator>
    <dc:date>2018-04-17T11:01:35.456393607</dc:date>
    <meta:document-statistic meta:object-count="120"/>
  </office:meta>
</office:document-meta>
</file>